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30000022E71BD8D1C1CA2B6A4.png" manifest:media-type="image/png"/>
  <manifest:file-entry manifest:full-path="Pictures/10000201000001B100000229FBCB9663EDB8AA9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" style:family="graphic" style:parent-style-name="standard">
      <style:graphic-properties svg:stroke-color="#ff69b4" draw:fill-color="#ff69b4"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svg:stroke-color="#ffff00" draw:fill-color="#ffff00" draw:textarea-horizontal-align="justify" draw:textarea-vertical-align="middle" draw:auto-grow-height="false" fo:min-height="2.29cm" fo:min-width="5.85cm"/>
      <style:paragraph-properties style:writing-mode="lr-tb"/>
    </style:style>
    <style:style style:name="gr4" style:family="graphic" style:parent-style-name="standard">
      <style:graphic-properties svg:stroke-color="#00ff00" draw:fill-color="#00ff00" draw:textarea-horizontal-align="justify" draw:textarea-vertical-align="middle" draw:auto-grow-height="false" fo:min-height="2.29cm" fo:min-width="5.85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2.492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5.713cm"/>
    </style:style>
    <style:style style:name="gr7" style:family="graphic" style:parent-style-name="standard">
      <style:graphic-properties svg:stroke-color="#ffa500" draw:fill-color="#ffa500" draw:textarea-horizontal-align="justify" draw:textarea-vertical-align="middle" draw:auto-grow-height="false" fo:min-height="2.29cm" fo:min-width="5.85cm"/>
      <style:paragraph-properties style:writing-mode="lr-tb"/>
    </style:style>
    <style:style style:name="gr8" style:family="graphic" style:parent-style-name="standard">
      <style:graphic-properties svg:stroke-color="#ff0000" draw:fill-color="#fffafa" draw:textarea-horizontal-align="justify" draw:textarea-vertical-align="middle" draw:auto-grow-height="false" fo:min-height="0.894cm" fo:min-width="0.77cm"/>
      <style:paragraph-properties style:writing-mode="lr-tb"/>
    </style:style>
    <style:style style:name="gr9" style:family="graphic" style:parent-style-name="standard">
      <style:graphic-properties svg:stroke-color="#ff0000" draw:fill-color="#fffafa" draw:textarea-horizontal-align="justify" draw:textarea-vertical-align="middle" draw:auto-grow-height="false" fo:min-height="1.528cm" fo:min-width="1.534cm"/>
      <style:paragraph-properties style:writing-mode="lr-tb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6.173cm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1.02cm" fo:min-width="0.008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258cm" fo:min-width="5.946cm"/>
    </style:style>
    <style:style style:name="gr13" style:family="graphic" style:parent-style-name="standard">
      <style:graphic-properties draw:stroke="none" svg:stroke-color="#000000" draw:fill="none" draw:fill-color="#0000ff" draw:textarea-horizontal-align="left" draw:auto-grow-height="true" draw:auto-grow-width="true" fo:min-height="1.423cm" fo:min-width="7.067cm"/>
      <style:paragraph-properties style:writing-mode="lr-tb"/>
    </style:style>
    <style:style style:name="gr14" style:family="graphic" style:parent-style-name="objectwithoutfill">
      <style:graphic-properties svg:stroke-color="#8b0000" draw:fill="solid" draw:fill-color="#ffa500" draw:textarea-vertical-align="middle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69b4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00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00ff00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a50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afa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00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ffa500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2.54cm" svg:x="7.112cm" svg:y="10.16cm">
          <text:p text:style-name="P1"><text:span text:style-name="T1">900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0.762cm" svg:y="6.35cm">
          <text:p text:style-name="P1"><text:span text:style-name="T1">85.5 plântul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54cm" svg:x="5.334cm" svg:y="1.27cm">
          <text:p text:style-name="P1"><text:span text:style-name="T1">81.2 plant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54cm" svg:x="19.304cm" svg:y="1.27cm">
          <text:p text:style-name="P1"><text:span text:style-name="T1">466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0.719cm" draw:transform="rotate (2.35462369386555) translate (6.141cm 11.938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302cm" svg:height="0.719cm" draw:transform="rotate (0.880518607631139) translate (2.423cm 5.892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6.857cm" svg:height="0.719cm" draw:transform="rotate (0.0106465084371654) translate (11.934cm 2.135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35cm" svg:height="2.54cm" svg:x="19.05cm" svg:y="12.192cm">
          <text:p text:style-name="P1"><text:span text:style-name="T1">12,692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2.286cm" svg:x="4.318cm" svg:y="9.652cm">
          <text:p text:style-name="P7">9.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2.54cm" svg:height="2.286cm" svg:x="2.286cm" svg:y="3.864cm">
          <text:p text:style-name="P7">9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4.066cm" svg:height="3.555cm" draw:transform="skewX (0.028623399732707) rotate (0.028623399732707) translate (12.7cm 0.878cm)">
          <text:p text:style-name="P7">Prod</text:p>
          <text:p text:style-name="P7">semen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7.365cm" svg:height="0.719cm" draw:transform="rotate (-1.56608393781451) translate (22.816cm 4.316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21.182cm" svg:y="6.096cm">
          <text:p text:style-name="P7">30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508cm" svg:height="1.27cm" svg:x="9.906cm" svg:y="12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366cm" svg:height="1.016cm" svg:x="10.414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11.784cm" svg:y="12.854cm">
          <text:p text:style-name="P7">3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7.567cm" svg:height="1.673cm" svg:x="10.922cm" svg:y="6.201cm">
          <draw:text-box>
            <text:p text:style-name="P9"><text:span text:style-name="T1">O ciclo de vida de uma </text:span></text:p>
            <text:p text:style-name="P9"><text:span text:style-name="T3">planta daninha</text:span><text:span text:style-name="T1"> anual</text:span></text:p>
          </draw:text-box>
        </draw:frame>
        <draw:line draw:style-name="gr14" draw:text-style-name="P11" draw:layer="layout" svg:x1="0.254cm" svg:y1="9.144cm" svg:x2="27.178cm" svg:y2="9.144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6" draw:text-style-name="P9" draw:layer="layout" svg:width="9.732cm" svg:height="12.429cm" svg:x="2.714cm" svg:y="1.778cm">
          <draw:image xlink:href="Pictures/10000201000001B100000229FBCB9663EDB8AA99.png" xlink:type="simple" xlink:show="embed" xlink:actuate="onLoad" loext:mime-type="image/png">
            <text:p/>
          </draw:image>
        </draw:frame>
        <draw:frame draw:style-name="gr16" draw:text-style-name="P9" draw:layer="layout" svg:width="9.417cm" svg:height="12.542cm" svg:x="15.24cm" svg:y="1.682cm">
          <draw:image xlink:href="Pictures/10000201000001A30000022E71BD8D1C1CA2B6A4.png" xlink:type="simple" xlink:show="embed" xlink:actuate="onLoad" loext:mime-type="image/png">
            <text:p/>
          </draw:image>
        </draw:frame>
        <presentation:notes draw:style-name="dp1">
          <draw:page-thumbnail draw:style-name="gr1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2T19:54:10.942964161</meta:creation-date>
    <dc:date>2020-10-23T15:17:09.694274923</dc:date>
    <meta:editing-duration>PT9M20S</meta:editing-duration>
    <meta:editing-cycles>3</meta:editing-cycles>
    <meta:generator>LibreOffice/6.4.5.2$MacOSX_X86_64 LibreOffice_project/a726b36747cf2001e06b58ad5db1aa3a9a1872d6</meta:generator>
    <meta:document-statistic meta:object-count="45"/>
  </office:meta>
</office:document-meta>
</file>